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style:style style:name="gr1" style:family="graphic">
      <style:graphic-properties draw:stroke="none" svg:stroke-color="#e6e6e6" draw:fill="solid" draw:fill-color="#e6e6e6"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808080"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098in" svg:stroke-color="#000000"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marker-start=""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aea79f" draw:fill="solid" draw:fill-color="#cc66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cc6633" draw:fill="solid" draw:fill-color="#cc6633"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05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rect text:anchor-type="paragraph" draw:z-index="2" draw:style-name="gr3" draw:text-style-name="P1" svg:width="0.1461in" svg:height="0.1567in" svg:x="0.5457in" svg:y="2.8972in"><text:p/></draw:rect><draw:rect text:anchor-type="paragraph" draw:z-index="3" draw:style-name="gr3" draw:text-style-name="P1" svg:width="0.1461in" svg:height="0.1567in" svg:x="1.0563in" svg:y="2.8035in"><text:p/></draw:rect><draw:rect text:anchor-type="paragraph" draw:z-index="4" draw:style-name="gr3" draw:text-style-name="P1" svg:width="0.1461in" svg:height="0.1567in" svg:x="0.9209in" svg:y="3.2201in"><text:p/></draw:rect><draw:line text:anchor-type="paragraph" draw:z-index="5" draw:style-name="gr4" draw:text-style-name="P1" svg:x1="0.9209in" svg:y1="3.2201in" svg:x2="0.6917in" svg:y2="2.9598in"><text:p/></draw:line><draw:line text:anchor-type="paragraph" draw:z-index="6" draw:style-name="gr4" draw:text-style-name="P1" svg:x1="1.0465in" svg:y1="3.2201in" svg:x2="1.1146in" svg:y2="2.9598in"><text:p/></draw:line><draw:custom-shape text:anchor-type="paragraph" draw:z-index="7" draw:style-name="gr2" draw:text-style-name="P1" svg:width="1.6669in" svg:height="1.1567in" svg:x="2.1874in" svg:y="2.5689i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text:anchor-type="paragraph" draw:z-index="8" draw:style-name="gr3" draw:text-style-name="P1" svg:width="0.1461in" svg:height="0.1567in" svg:x="2.6339in" svg:y="2.8264in"><text:p/></draw:rect><draw:rect text:anchor-type="paragraph" draw:z-index="9" draw:style-name="gr3" draw:text-style-name="P1" svg:width="0.1461in" svg:height="0.1567in" svg:x="2.5028in" svg:y="3.2591in"><text:p/></draw:rect><draw:rect text:anchor-type="paragraph" draw:z-index="10" draw:style-name="gr5" draw:text-style-name="P1" svg:width="0.1461in" svg:height="0.1567in" svg:x="3.428in" svg:y="3.0661in"><text:p/></draw:rect><draw:line text:anchor-type="paragraph" draw:z-index="11" draw:style-name="gr4" draw:text-style-name="P1" svg:x1="2.7252in" svg:y1="2.9035in" svg:x2="3.428in" svg:y2="3.1433in"><text:p/></draw:line><draw:line text:anchor-type="paragraph" draw:z-index="12" draw:style-name="gr4" draw:text-style-name="P1" svg:x1="2.5783in" svg:y1="3.3665in" svg:x2="3.4276in" svg:y2="3.1429in"><text:p/></draw:line><draw:line text:anchor-type="paragraph" draw:z-index="13" draw:style-name="gr4" draw:text-style-name="P1" svg:x1="2.7248in" svg:y1="2.9035in" svg:x2="2.5783in" svg:y2="3.3209in"><text:p/></draw:line><draw:custom-shape text:anchor-type="paragraph" draw:z-index="1" draw:style-name="gr2" draw:text-style-name="P1" svg:width="1.6669in" svg:height="1.1567in" svg:x="0.1272in" svg:y="2.5071i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line text:anchor-type="paragraph" draw:z-index="14" draw:style-name="gr6" draw:text-style-name="P1" svg:x1="1.1772in" svg:y1="2.8866in" svg:x2="2.661in" svg:y2="2.9031in"><text:p/></draw:line><draw:rect text:anchor-type="paragraph" draw:z-index="15" draw:style-name="gr5" draw:text-style-name="P1" svg:width="0.1461in" svg:height="0.1567in" svg:x="3.2819in" svg:y="2.7953in"><text:p/></draw:rect><draw:line text:anchor-type="paragraph" draw:z-index="16" draw:style-name="gr4" draw:text-style-name="P1" svg:x1="2.5783in" svg:y1="3.3209in" svg:x2="3.2819in" svg:y2="2.9035in"><text:p/></draw:line><draw:custom-shape text:anchor-type="paragraph" draw:z-index="0" draw:style-name="gr1" draw:text-style-name="P1" svg:width="3.3232in" svg:height="3.0713in" svg:x="0.3272in" svg:y="0.9283i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ellipse text:anchor-type="paragraph" draw:z-index="17" draw:style-name="gr7" draw:text-style-name="P1" svg:width="0.3232in" svg:height="0.3024in" svg:x="0.6902in" svg:y="2.072in"><text:p/></draw:ellipse><draw:ellipse text:anchor-type="paragraph" draw:z-index="18" draw:style-name="gr7" draw:text-style-name="P1" svg:width="0.3232in" svg:height="0.3024in" svg:x="3.0665in" svg:y="1.9909in"><text:p/></draw:ellipse><draw:ellipse text:anchor-type="paragraph" draw:z-index="19" draw:style-name="gr7" draw:text-style-name="P1" svg:width="0.3232in" svg:height="0.3024in" svg:x="1.8311in" svg:y="0.9283in"><text:p/></draw:ellipse><draw:rect text:anchor-type="paragraph" draw:z-index="20" draw:style-name="gr3" draw:text-style-name="P1" svg:width="0.1461in" svg:height="0.1567in" svg:x="1.4311in" svg:y="1.6472in"><text:p/></draw:rect><draw:rect text:anchor-type="paragraph" draw:z-index="21" draw:style-name="gr3" draw:text-style-name="P1" svg:width="0.1461in" svg:height="0.1567in" svg:x="2.4626in" svg:y="1.689in"><text:p/></draw:rect><draw:rect text:anchor-type="paragraph" draw:z-index="22" draw:style-name="gr3" draw:text-style-name="P1" svg:width="0.1461in" svg:height="0.1567in" svg:x="1.952in" svg:y="2.2516in"><text:p/></draw:rect><draw:line text:anchor-type="paragraph" draw:z-index="23" draw:style-name="gr6" draw:text-style-name="P1" svg:x1="1.1772in" svg:y1="2.887in" svg:x2="2.0146in" svg:y2="2.3035in"><text:p/></draw:line><draw:line text:anchor-type="paragraph" draw:z-index="24" draw:style-name="gr6" draw:text-style-name="P1" svg:x1="1.4937in" svg:y1="1.6992in" svg:x2="2.4626in" svg:y2="1.7827in"><text:p/></draw:line><draw:line text:anchor-type="paragraph" draw:z-index="25" draw:style-name="gr6" draw:text-style-name="P1" svg:x1="1.4937in" svg:y1="1.7827in" svg:x2="2.0146in" svg:y2="2.3035in"><text:p/></draw:line><draw:line text:anchor-type="paragraph" draw:z-index="26" draw:style-name="gr6" draw:text-style-name="P1" svg:x1="2.5524in" svg:y1="1.7516in" svg:x2="2.098in" svg:y2="2.3035in"><text:p/></draw:line><draw:line text:anchor-type="paragraph" draw:z-index="27" draw:style-name="gr4" draw:text-style-name="P1" svg:x1="1.0744in" svg:y1="2.8634in" svg:x2="0.6917in" svg:y2="2.9598in"><text:p/></draw:line><draw:line text:anchor-type="paragraph" draw:z-index="28" draw:style-name="gr8" draw:text-style-name="P1" svg:x1="0.8154in" svg:y1="2.1256in" svg:x2="1.9287in" svg:y2="1.1193in"><text:p/></draw:line><draw:line text:anchor-type="paragraph" draw:z-index="29" draw:style-name="gr6" draw:text-style-name="P1" svg:x1="1.0189in" svg:y1="3.3138in" svg:x2="2.5028in" svg:y2="3.3303in"><text:p/></draw:line><draw:line text:anchor-type="paragraph" draw:z-index="30" draw:style-name="gr6" draw:text-style-name="P1" svg:x1="1.1772in" svg:y1="2.8866in" svg:x2="2.661in" svg:y2="2.9031in"><text:p/></draw:line><draw:line text:anchor-type="paragraph" draw:z-index="31" draw:style-name="gr8" draw:text-style-name="P1" svg:x1="3.1756in" svg:y1="2.0803in" svg:x2="2.0409in" svg:y2="1.1193in"><text:p/></draw:line><draw:line text:anchor-type="paragraph" draw:z-index="32" draw:style-name="gr6" draw:text-style-name="P1" svg:x1="2.552in" svg:y1="1.7516in" svg:x2="3.3583in" svg:y2="2.7953in"><text:p/></draw:line><draw:ellipse text:anchor-type="paragraph" draw:z-index="33" draw:style-name="gr7" draw:text-style-name="P1" svg:width="0.1571in" svg:height="0.1461in" svg:x="0.0965in" svg:y="0.1063in"><text:p/></draw:ellipse><draw:rect text:anchor-type="paragraph" draw:z-index="34" draw:style-name="gr3" draw:text-style-name="P1" svg:width="0.1461in" svg:height="0.1453in" svg:x="0.1071in" svg:y="0.3028in"><text:p/></draw:rect><draw:line text:anchor-type="paragraph" draw:z-index="35" draw:style-name="gr4" draw:text-style-name="P1" svg:x1="0.2681in" svg:y1="0.5909in" svg:x2="0.1008in" svg:y2="0.5909in"><text:p/></draw:line><draw:line text:anchor-type="paragraph" draw:z-index="36" draw:style-name="gr8" draw:text-style-name="P1" svg:x1="0.0917in" svg:y1="0.7563in" svg:x2="0.2669in" svg:y2="0.7563in"><text:p/></draw:line><draw:frame text:anchor-type="paragraph" draw:z-index="37" draw:style-name="gr9" draw:text-style-name="P2" svg:width="1.8016in" svg:height="1.0504in" svg:x="0.2984in" svg:y="0.0693in"><draw:text-box><text:p text:style-name="P2"><text:span text:style-name="T1">Controller</text:span></text:p><text:p text:style-name="P2"><text:span text:style-name="T1">Switch</text:span></text:p><text:p text:style-name="P2"><text:span text:style-name="T1">Switch-Switch Link</text:span></text:p><text:p text:style-name="P2"><text:span text:style-name="T1">Controller-Controller Link</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4in" style:num-format="1" style:print-orientation="portrait" fo:margin="0in"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8T19:27:48</meta:creation-date>
    <dc:date>2013-11-19T09:48:16</dc:date>
    <meta:editing-duration>PT46M55S</meta:editing-duration>
    <meta:editing-cycles>16</meta:editing-cycles>
    <meta:generator>LibreOffice/3.5$Linux_X86_64 LibreOffice_project/350m1$Build-2</meta:generator>
    <meta:document-statistic meta:table-count="0" meta:image-count="0" meta:object-count="0" meta:page-count="1" meta:paragraph-count="0" meta:word-count="0" meta:character-count="0" meta:non-whitespace-character-count="0"/>
  </office:meta>
</office:document-meta>
</file>